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pple-system, BlinkMacSystemFont, Helvetica, Arial, sans-serif"/>
    <style:font-face style:name="SF Pro Display" svg:font-family="'SF Pro Display', BlinkMacSystemFont, apple-system, 'Segoe UI', Roboto, Helvetica, 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in" fo:border="none"/>
      <style:text-properties fo:color="#008000" style:font-name="JetBrains Mono" fo:font-size="10pt" fo:font-style="normal" fo:font-weight="bold" style:font-size-asian="10pt" style:font-style-asian="normal" style:font-weight-asian="bold"/>
    </style:style>
    <style:style style:name="P2" style:family="paragraph" style:parent-style-name="Heading_20_1">
      <loext:graphic-properties draw:fill="solid" draw:fill-color="#ffffff"/>
      <style:paragraph-properties fo:background-color="#ffffff" fo:padding="0in" fo:border="none"/>
      <style:text-properties fo:font-variant="normal" fo:text-transform="none" fo:color="#008000" style:font-name="JetBrains Mono" fo:font-size="10pt" fo:letter-spacing="normal" fo:font-style="normal" fo:font-weight="bold" style:font-size-asian="10pt" style:font-style-asian="normal" style:font-weight-asian="bold"/>
    </style:style>
    <style:style style:name="P3" style:family="paragraph" style:parent-style-name="Heading_20_1">
      <style:paragraph-properties fo:margin-left="0in" fo:margin-right="0in" fo:margin-top="0in" fo:margin-bottom="0in" loext:contextual-spacing="false" fo:line-height="130%" fo:orphans="2" fo:widows="2" fo:text-indent="0in" style:auto-text-indent="false"/>
      <style:text-properties fo:font-variant="normal" fo:text-transform="none" style:font-name="Roboto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__DdeLink__40_1420620864"/><text:bookmark text:name="__DdeLink__42_1420620864"/>Современный учебник JavaScript</text:h>
      <text:p text:style-name="P1">https://learn.javascript.ru/</text:p>
      <text:p text:style-name="Standard"/>
      <text:h text:style-name="P3" text:outline-level="1"><text:bookmark text:name="nodejs"/>Справочник Node.js</text:h>
      <text:p text:style-name="Standard">https://nodejsdev.ru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pple-system, BlinkMacSystemFont, Helvetica, Arial, sans-serif"/>
    <style:font-face style:name="SF Pro Display" svg:font-family="'SF Pro Display', BlinkMacSystemFont, apple-system, 'Segoe UI', Roboto, Helvetica, 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0T18:19:22.838974297</meta:creation-date>
    <meta:editing-duration>PT12M17S</meta:editing-duration>
    <meta:editing-cycles>3</meta:editing-cycles>
    <meta:generator>LibreOffice/6.4.7.2$Linux_X86_64 LibreOffice_project/40$Build-2</meta:generator>
    <dc:date>2022-07-20T18:43:06.094293850</dc:date>
    <meta:document-statistic meta:table-count="0" meta:image-count="0" meta:object-count="0" meta:page-count="1" meta:paragraph-count="4" meta:word-count="7" meta:character-count="97" meta:non-whitespace-character-count="94"/>
  </office:meta>
</office:document-meta>
</file>